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 style:data-style-name="N61">
      <style:table-cell-properties fo:background-color="#dee7e5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BDOS calibr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.n. 7e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+-23 keV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 [F]</text:p>
          </table:table-cell>
          <table:table-cell office:value-type="string" calcext:value-type="string">
            <text:p>U [mV]</text:p>
          </table:table-cell>
          <table:table-cell office:value-type="string" calcext:value-type="string">
            <text:p>Q [C]</text:p>
          </table:table-cell>
          <table:table-cell office:value-type="string" calcext:value-type="string">
            <text:p>N_e</text:p>
          </table:table-cell>
          <table:table-cell office:value-type="string" calcext:value-type="string">
            <text:p>E [eV]</text:p>
          </table:table-cell>
          <table:table-cell office:value-type="string" calcext:value-type="string">
            <text:p>E [MeV]</text:p>
          </table:table-cell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h zaric</text:p>
          </table:table-cell>
          <table:table-cell office:value-type="string" calcext:value-type="string">
            <text:p>E zaric [MeV]</text:p>
          </table:table-cell>
          <table:table-cell table:number-columns-repeated="2"/>
          <table:table-cell office:value-type="string" calcext:value-type="string">
            <text:p>ch width</text:p>
          </table:table-cell>
        </table:table-row>
        <table:table-row table:style-name="ro1">
          <table:table-cell table:style-name="ce2" office:value-type="float" office:value="0.00000000000101" calcext:value-type="float">
            <text:p>1.01E-12</text:p>
          </table:table-cell>
          <table:table-cell office:value-type="float" office:value="239" calcext:value-type="float">
            <text:p>239</text:p>
          </table:table-cell>
          <table:table-cell table:formula="of:=[.$A$7]*0.001*[.B7]" office:value-type="float" office:value="0.00000000000024139" calcext:value-type="float">
            <text:p>2.4139E-13</text:p>
          </table:table-cell>
          <table:table-cell table:formula="of:=[.C7]/[.$A$9]" office:value-type="float" office:value="1506803.99500624" calcext:value-type="float">
            <text:p>1506803.99500624</text:p>
          </table:table-cell>
          <table:table-cell table:formula="of:=[.D7]*[.$A$11]" office:value-type="float" office:value="5499834.58177278" calcext:value-type="float">
            <text:p>5499834.58177278</text:p>
          </table:table-cell>
          <table:table-cell table:formula="of:=[.E7]/1000000" office:value-type="float" office:value="5.49983458177278" calcext:value-type="float">
            <text:p>5.4998345817727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m-241</text:p>
          </table:table-cell>
          <table:table-cell office:value-type="float" office:value="201.5" calcext:value-type="float">
            <text:p>201.5</text:p>
          </table:table-cell>
          <table:table-cell office:value-type="float" office:value="5.486" calcext:value-type="float">
            <text:p>5.486</text:p>
          </table:table-cell>
          <table:table-cell table:formula="of:=[.J7]-[.J8]" office:value-type="float" office:value="0.329" calcext:value-type="float">
            <text:p>0.329</text:p>
          </table:table-cell>
          <table:table-cell table:formula="of:=[.B7]-[.B8]" office:value-type="float" office:value="14" calcext:value-type="float">
            <text:p>14</text:p>
          </table:table-cell>
          <table:table-cell table:formula="of:=[.K7]/[.L7]" office:value-type="float" office:value="0.0235" calcext:value-type="float">
            <text:p>0.0235</text:p>
          </table:table-cell>
        </table:table-row>
        <table:table-row table:style-name="ro1">
          <table:table-cell table:style-name="ce1" office:value-type="string" calcext:value-type="string">
            <text:p>e [C]</text:p>
          </table:table-cell>
          <table:table-cell office:value-type="float" office:value="225" calcext:value-type="float">
            <text:p>225</text:p>
          </table:table-cell>
          <table:table-cell table:formula="of:=[.$A$7]*0.001*[.B8]" office:value-type="float" office:value="0.00000000000022725" calcext:value-type="float">
            <text:p>2.2725E-13</text:p>
          </table:table-cell>
          <table:table-cell table:formula="of:=[.C8]/[.$A$9]" office:value-type="float" office:value="1418539.3258427" calcext:value-type="float">
            <text:p>1418539.3258427</text:p>
          </table:table-cell>
          <table:table-cell table:formula="of:=[.D8]*[.$A$11]" office:value-type="float" office:value="5177668.53932584" calcext:value-type="float">
            <text:p>5177668.53932584</text:p>
          </table:table-cell>
          <table:table-cell table:formula="of:=[.E8]/1000000" office:value-type="float" office:value="5.17766853932584" calcext:value-type="float">
            <text:p>5.1776685393258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u-239</text:p>
          </table:table-cell>
          <table:table-cell office:value-type="float" office:value="190" calcext:value-type="float">
            <text:p>190</text:p>
          </table:table-cell>
          <table:table-cell office:value-type="float" office:value="5.157" calcext:value-type="float">
            <text:p>5.157</text:p>
          </table:table-cell>
          <table:table-cell table:number-columns-repeated="3"/>
        </table:table-row>
        <table:table-row table:style-name="ro1">
          <table:table-cell table:style-name="ce2" office:value-type="float" office:value="1.602E-019" calcext:value-type="float">
            <text:p>1.60E-19</text:p>
          </table:table-cell>
          <table:table-cell office:value-type="float" office:value="3.2" calcext:value-type="float">
            <text:p>3.2</text:p>
          </table:table-cell>
          <table:table-cell table:formula="of:=[.$A$7]*0.001*[.B9]" office:value-type="float" office:value="3.232E-015" calcext:value-type="float">
            <text:p>3.232E-15</text:p>
          </table:table-cell>
          <table:table-cell table:formula="of:=[.C9]/[.$A$9]" office:value-type="float" office:value="20174.7815230961" calcext:value-type="float">
            <text:p>20174.7815230961</text:p>
          </table:table-cell>
          <table:table-cell table:formula="of:=[.D9]*[.$A$11]" office:value-type="float" office:value="73637.9525593009" calcext:value-type="float">
            <text:p>73637.9525593009</text:p>
          </table:table-cell>
          <table:table-cell table:formula="of:=[.E9]/1000000" office:value-type="float" office:value="0.0736379525593009" calcext:value-type="float">
            <text:p>0.073637952559300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_e-h</text:p>
          </table:table-cell>
          <table:table-cell office:value-type="float" office:value="3.1" calcext:value-type="float">
            <text:p>3.1</text:p>
          </table:table-cell>
          <table:table-cell table:formula="of:=[.$A$7]*0.001*[.B10]" office:value-type="float" office:value="3.131E-015" calcext:value-type="float">
            <text:p>3.131E-15</text:p>
          </table:table-cell>
          <table:table-cell table:formula="of:=[.C10]/[.$A$9]" office:value-type="float" office:value="19544.3196004994" calcext:value-type="float">
            <text:p>19544.3196004994</text:p>
          </table:table-cell>
          <table:table-cell table:formula="of:=[.D10]*[.$A$11]" office:value-type="float" office:value="71336.7665418227" calcext:value-type="float">
            <text:p>71336.7665418227</text:p>
          </table:table-cell>
          <table:table-cell table:formula="of:=[.E10]/1000000" office:value-type="float" office:value="0.0713367665418227" calcext:value-type="float">
            <text:p>0.071336766541822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office:value-type="float" office:value="253" calcext:value-type="float">
            <text:p>253</text:p>
          </table:table-cell>
          <table:table-cell table:formula="of:=[.$A$7]*0.001*[.B11]" office:value-type="float" office:value="0.00000000000025553" calcext:value-type="float">
            <text:p>2.5553E-13</text:p>
          </table:table-cell>
          <table:table-cell table:formula="of:=[.C11]/[.$A$9]" office:value-type="float" office:value="1595068.66416979" calcext:value-type="float">
            <text:p>1595068.66416979</text:p>
          </table:table-cell>
          <table:table-cell table:formula="of:=[.D11]*[.$A$11]" office:value-type="float" office:value="5822000.62421973" calcext:value-type="float">
            <text:p>5822000.62421973</text:p>
          </table:table-cell>
          <table:table-cell table:formula="of:=[.E11]/1000000" office:value-type="float" office:value="5.82200062421973" calcext:value-type="float">
            <text:p>5.8220006242197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turace</text:p>
          </table:table-cell>
          <table:table-cell table:number-columns-repeated="5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office:value-type="float" office:value="125000" calcext:value-type="float">
            <text:p>125000</text:p>
          </table:table-cell>
          <table:table-cell table:style-name="ce5" office:value-type="float" office:value="0.00015" calcext:value-type="float">
            <text:p>1.50E-04</text:p>
          </table:table-cell>
          <table:table-cell table:formula="of:=1/[.D21]" office:value-type="float" office:value="6666.66666666667" calcext:value-type="float">
            <text:p>6666.66666666667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/[.C21]" office:value-type="float" office:value="0.000008" calcext:value-type="float">
            <text:p>0.000008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2]*[.D22]" office:value-type="float" office:value="0.000012" calcext:value-type="float">
            <text:p>0.0000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3:33:38.341476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08:08:57.698328184</meta:creation-date>
    <dc:date>2022-07-12T14:49:49.626469772</dc:date>
    <meta:editing-duration>PT1H24M25S</meta:editing-duration>
    <meta:editing-cycles>7</meta:editing-cycles>
    <meta:generator>LibreOffice/7.2.7.2$Linux_X86_64 LibreOffice_project/20$Build-2</meta:generator>
    <meta:document-statistic meta:table-count="1" meta:cell-count="66" meta:object-count="0"/>
  </office:meta>
</office:document-meta>
</file>